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cccccc" fo:padding="0.097cm" fo:border-left="0.05pt solid #000000" fo:border-right="none" fo:border-top="none" fo:border-bottom="0.05pt solid #000000">
        <style:background-image/>
      </style:table-cell-properties>
    </style:style>
    <style:style style:name="Tableau1.B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B5" style:family="table-cell">
      <style:table-cell-properties fo:background-color="transparent" fo:padding="0.097cm" fo:border="none">
        <style:background-image/>
      </style:table-cell-properties>
    </style:style>
    <style:style style:name="Tableau1.C5"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2" style:family="paragraph" style:parent-style-name="Standard">
      <style:paragraph-properties fo:text-align="center" style:justify-single-word="false" fo:padding="0.049cm" fo:border="0.06pt solid #000000" style:shadow="none"/>
    </style:style>
    <style:style style:name="P3"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4"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593d31" officeooo:paragraph-rsid="00593d31" style:font-name-asian="TTE1C28908t00" style:font-size-asian="11pt" style:font-style-asian="normal" style:font-weight-asian="normal" style:font-name-complex="TTE1C28908t00" style:font-size-complex="11pt" style:font-style-complex="normal" style:font-weight-complex="normal"/>
    </style:style>
    <style:style style:name="P5"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44a17c"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4a17c"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1aba3"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bdb69" officeooo:paragraph-rsid="004788c9"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4788c9" officeooo:paragraph-rsid="004788c9" style:font-name-asian="Calibri-Bold" style:font-size-asian="11pt" style:font-weight-asian="normal" style:font-name-complex="Calibri-Bold" style:font-size-complex="11pt" style:font-weight-complex="normal"/>
    </style:style>
    <style:style style:name="P10" style:family="paragraph" style:parent-style-name="Standard">
      <style:paragraph-properties fo:margin-top="0cm" fo:margin-bottom="0cm" loext:contextual-spacing="false"/>
      <style:text-properties style:font-name="Calibri" fo:font-size="11pt" style:font-size-asian="11pt" style:font-size-complex="11pt"/>
    </style:style>
    <style:style style:name="P11" style:family="paragraph" style:parent-style-name="Standard">
      <style:paragraph-properties fo:margin-top="0cm" fo:margin-bottom="0cm" loext:contextual-spacing="false">
        <style:tab-stops>
          <style:tab-stop style:position="2.011cm"/>
        </style:tab-stops>
      </style:paragraph-properties>
      <style:text-properties style:font-name="Calibri" fo:font-size="11pt" style:text-underline-style="none" fo:font-weight="bold" officeooo:paragraph-rsid="0036c900" style:font-size-asian="11pt" style:font-weight-asian="bold" style:font-size-complex="11pt" style:font-weight-complex="bold"/>
    </style:style>
    <style:style style:name="P12" style:family="paragraph" style:parent-style-name="Table_20_Contents">
      <style:paragraph-properties fo:margin-top="0cm" fo:margin-bottom="0cm" loext:contextual-spacing="false" fo:text-align="start" style:justify-single-word="false" style:shadow="none">
        <style:tab-stops>
          <style:tab-stop style:position="9.948cm"/>
        </style:tab-stops>
      </style:paragraph-properties>
      <style:text-properties style:font-name="Calibri" fo:font-size="12pt" officeooo:paragraph-rsid="0052a76d" style:font-size-asian="12pt" style:font-size-complex="12pt"/>
    </style:style>
    <style:style style:name="P13" style:family="paragraph" style:parent-style-name="Table_20_Contents">
      <style:paragraph-properties fo:margin-top="0cm" fo:margin-bottom="0cm" loext:contextual-spacing="false" fo:text-align="start" style:justify-single-word="false" style:shadow="none">
        <style:tab-stops>
          <style:tab-stop style:position="9.948cm"/>
        </style:tab-stops>
      </style:paragraph-properties>
      <style:text-properties fo:color="#000000" style:text-position="0% 100%" style:font-name="Calibri" fo:font-size="11pt" fo:font-style="normal" style:text-underline-style="none" fo:font-weight="bold" officeooo:rsid="0053bd66" officeooo:paragraph-rsid="0052a76d" style:font-name-asian="Calibri-Bold" style:font-size-asian="11pt" style:font-style-asian="normal" style:font-weight-asian="bold" style:font-name-complex="Calibri-Bold" style:font-size-complex="11pt" style:font-style-complex="normal" style:font-weight-complex="bold"/>
    </style:style>
    <style:style style:name="P14"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15"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officeooo:paragraph-rsid="003cf96e" style:font-size-asian="11pt" style:font-size-complex="11pt"/>
    </style:style>
    <style:style style:name="P16"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fo:font-style="normal" style:text-underline-style="solid" style:text-underline-width="auto" style:text-underline-color="font-color" fo:font-weight="bold" officeooo:rsid="003b0674" officeooo:paragraph-rsid="0036c900" style:font-name-asian="Calibri-Bold" style:font-size-asian="11pt" style:font-style-asian="normal" style:font-weight-asian="bold" style:font-name-complex="Calibri-Bold" style:font-size-complex="11pt" style:font-style-complex="normal" style:font-weight-complex="bold"/>
    </style:style>
    <style:style style:name="P1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bold" style:font-name-asian="Calibri-Bold" style:font-size-asian="11pt" style:font-style-asian="normal" style:font-weight-asian="bold" style:font-name-complex="Calibri-Bold" style:font-size-complex="11pt" style:font-style-complex="normal" style:font-weight-complex="bold"/>
    </style:style>
    <style:style style:name="P2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fo:font-style="normal" style:text-underline-style="none" fo:font-weight="normal" officeooo:rsid="00593d31" officeooo:paragraph-rsid="00593d31" style:font-name-asian="Calibri-Bold" style:font-size-asian="11pt" style:font-style-asian="normal" style:font-weight-asian="normal" style:font-name-complex="Calibri-Bold" style:font-size-complex="11pt" style:font-style-complex="normal" style:font-weight-complex="normal"/>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bold" officeooo:paragraph-rsid="005e6336" style:font-size-asian="11pt" style:font-weight-asian="bold" style:font-size-complex="11pt" style:font-weight-complex="bold"/>
    </style:style>
    <style:style style:name="P2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23"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24" style:family="paragraph" style:parent-style-name="Table_20_Contents">
      <loext:graphic-properties draw:fill="none" draw:fill-color="#ffffff"/>
      <style:paragraph-properties fo:text-align="start" style:justify-single-word="false"/>
      <style:text-properties style:font-name="Calibri" fo:font-size="11pt" fo:font-weight="bold" style:font-size-asian="11pt" style:font-weight-asian="bold" style:font-size-complex="11pt" style:font-weight-complex="bold"/>
    </style:style>
    <style:style style:name="P25" style:family="paragraph" style:parent-style-name="Table_20_Contents">
      <style:paragraph-properties fo:text-align="justify" style:justify-single-word="false"/>
      <style:text-properties style:font-name="Calibri" fo:font-size="11pt" style:font-size-asian="11pt" style:font-size-complex="11pt"/>
    </style:style>
    <style:style style:name="P26" style:family="paragraph" style:parent-style-name="Table_20_Contents">
      <style:paragraph-properties fo:text-align="justify" style:justify-single-word="false"/>
      <style:text-properties style:font-name="Calibri" fo:font-size="11pt" officeooo:paragraph-rsid="003cf96e" style:font-size-asian="11pt" style:font-size-complex="11pt"/>
    </style:style>
    <style:style style:name="P27" style:family="paragraph" style:parent-style-name="Table_20_Contents">
      <loext:graphic-properties draw:fill="none" draw:fill-color="#ffffff"/>
      <style:paragraph-properties fo:text-align="justify" style:justify-single-word="false"/>
      <style:text-properties style:font-name="Calibri" fo:font-size="11pt" style:font-size-asian="11pt" style:font-size-complex="11pt"/>
    </style:style>
    <style:style style:name="P28" style:family="paragraph" style:parent-style-name="Table_20_Contents">
      <style:paragraph-properties fo:text-align="start" style:justify-single-word="false"/>
      <style:text-properties style:font-name="Calibri" fo:font-size="11pt" style:font-size-asian="11pt" style:font-size-complex="11pt"/>
    </style:style>
    <style:style style:name="P29"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2b906" officeooo:paragraph-rsid="0062b906" style:font-name-asian="Calibri-Bold" style:font-size-asian="11pt" style:font-style-asian="normal" style:font-weight-asian="normal" style:font-name-complex="Calibri-Bold" style:font-size-complex="11pt" style:font-style-complex="normal" style:font-weight-complex="normal"/>
    </style:style>
    <style:style style:name="P30"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35d39" officeooo:paragraph-rsid="00635d39" style:font-name-asian="Calibri-Bold" style:font-size-asian="11pt" style:font-style-asian="normal" style:font-weight-asian="normal" style:font-name-complex="Calibri-Bold" style:font-size-complex="11pt" style:font-style-complex="normal" style:font-weight-complex="normal"/>
    </style:style>
    <style:style style:name="P31"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36692" officeooo:paragraph-rsid="00636692" style:font-name-asian="Calibri-Bold" style:font-size-asian="11pt" style:font-style-asian="normal" style:font-weight-asian="normal" style:font-name-complex="Calibri-Bold" style:font-size-complex="11pt" style:font-style-complex="normal" style:font-weight-complex="normal"/>
    </style:style>
    <style:style style:name="P3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636692" officeooo:paragraph-rsid="00636692" style:font-name-asian="Calibri-Bold" style:font-size-asian="11pt" style:font-style-asian="normal" style:font-weight-asian="normal" style:font-name-complex="Calibri-Bold" style:font-size-complex="11pt" style:font-style-complex="normal" style:font-weight-complex="normal"/>
    </style:style>
    <style:style style:name="P33"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45c61f"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3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988650" officeooo:paragraph-rsid="00636692" style:font-name-asian="Calibri-Bold" style:font-size-asian="11pt" style:font-style-asian="normal" style:font-weight-asian="normal" style:font-name-complex="Calibri-Bold" style:font-size-complex="11pt" style:font-style-complex="normal" style:font-weight-complex="normal"/>
    </style:style>
    <style:style style:name="P35"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88650" officeooo:paragraph-rsid="00636692" style:font-name-asian="Calibri-Bold" style:font-size-asian="11pt" style:font-style-asian="normal" style:font-weight-asian="normal" style:font-name-complex="Calibri-Bold" style:font-size-complex="11pt" style:font-style-complex="normal" style:font-weight-complex="normal"/>
    </style:style>
    <style:style style:name="P36"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593d31" officeooo:paragraph-rsid="00593d31" style:font-name-asian="TTE1C28908t00" style:font-size-asian="11pt" style:font-style-asian="normal" style:font-weight-asian="normal" style:font-name-complex="TTE1C28908t00" style:font-size-complex="11pt" style:font-style-complex="normal" style:font-weight-complex="normal"/>
    </style:style>
    <style:style style:name="P37" style:family="paragraph" style:parent-style-name="Standard" style:list-style-name="L4">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613bf2" officeooo:paragraph-rsid="00613bf2" style:font-name-asian="TTE1C28908t00" style:font-size-asian="11pt" style:font-style-asian="normal" style:font-weight-asian="normal" style:font-name-complex="TTE1C28908t00" style:font-size-complex="11pt" style:font-style-complex="normal" style:font-weight-complex="normal"/>
    </style:style>
    <style:style style:name="P38"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dcb36" officeooo:paragraph-rsid="00593d31" style:font-name-asian="TTE1C28908t00" style:font-size-asian="11pt" style:font-style-asian="normal" style:font-weight-asian="normal" style:font-name-complex="TTE1C28908t00" style:font-size-complex="11pt" style:font-style-complex="normal" style:font-weight-complex="normal"/>
    </style:style>
    <style:style style:name="P39" style:family="paragraph" style:parent-style-name="Standard" style:list-style-name="L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59901d" officeooo:paragraph-rsid="0059901d" style:font-name-asian="Calibri-Bold" style:font-size-asian="11pt" style:font-weight-asian="normal" style:font-name-complex="Calibri-Bold" style:font-size-complex="11pt" style:font-weight-complex="normal"/>
    </style:style>
    <style:style style:name="P40" style:family="paragraph" style:parent-style-name="Standard" style:list-style-name="L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5b37c8" officeooo:paragraph-rsid="005b37c8" style:font-name-asian="Calibri-Bold" style:font-size-asian="11pt" style:font-weight-asian="normal" style:font-name-complex="Calibri-Bold" style:font-size-complex="11pt" style:font-weight-complex="normal"/>
    </style:style>
    <style:style style:name="P41" style:family="paragraph" style:parent-style-name="Standard" style:list-style-name="L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63c10b" officeooo:paragraph-rsid="0063c10b" style:font-name-asian="Calibri-Bold" style:font-size-asian="11pt" style:font-weight-asian="normal" style:font-name-complex="Calibri-Bold" style:font-size-complex="11pt" style:font-weight-complex="normal"/>
    </style:style>
    <style:style style:name="P4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5b37c8" officeooo:paragraph-rsid="005b37c8" style:font-size-asian="11pt" style:font-weight-asian="normal" style:font-size-complex="11pt" style:font-weight-complex="normal"/>
    </style:style>
    <style:style style:name="P4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647fc9" officeooo:paragraph-rsid="00647fc9" style:font-size-asian="11pt" style:font-weight-asian="normal" style:font-size-complex="11pt" style:font-weight-complex="normal"/>
    </style:style>
    <style:style style:name="P44" style:family="paragraph" style:parent-style-name="Standard">
      <style:paragraph-properties fo:margin-top="0cm" fo:margin-bottom="0cm" loext:contextual-spacing="false" fo:text-align="justify" style:justify-single-word="false" style:shadow="none">
        <style:tab-stops>
          <style:tab-stop style:position="2.461cm"/>
        </style:tab-stops>
      </style:paragraph-properties>
      <style:text-properties fo:color="#000000" style:font-name="Calibri" fo:font-size="11pt" fo:font-style="normal" style:text-underline-style="none" fo:font-weight="normal" officeooo:rsid="0059901d"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45" style:family="paragraph" style:parent-style-name="Standard">
      <style:paragraph-properties fo:margin-top="0cm" fo:margin-bottom="0cm" loext:contextual-spacing="false" fo:text-align="justify" style:justify-single-word="false" style:shadow="none">
        <style:tab-stops>
          <style:tab-stop style:position="2.461cm"/>
        </style:tab-stops>
      </style:paragraph-properties>
      <style:text-properties fo:color="#000000" style:font-name="Calibri" fo:font-size="11pt" fo:font-style="normal" style:text-underline-style="none" fo:font-weight="normal" officeooo:rsid="00613bf2" officeooo:paragraph-rsid="00613bf2" style:font-name-asian="Calibri-Bold" style:font-size-asian="11pt" style:font-style-asian="normal" style:font-weight-asian="normal" style:font-name-complex="Calibri-Bold" style:font-size-complex="11pt" style:font-style-complex="normal" style:font-weight-complex="normal"/>
    </style:style>
    <style:style style:name="P46"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47" style:family="paragraph" style:parent-style-name="Table_20_Contents">
      <loext:graphic-properties draw:fill="none" draw:fill-color="#ffffff"/>
      <style:paragraph-properties fo:text-align="start" style:justify-single-word="false"/>
      <style:text-properties style:font-name="Calibri" fo:font-size="11pt" fo:font-weight="normal" officeooo:rsid="00647fc9" officeooo:paragraph-rsid="00647fc9" style:font-size-asian="11pt" style:font-weight-asian="normal" style:font-size-complex="11pt" style:font-weight-complex="normal"/>
    </style:style>
    <style:style style:name="P48"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613bf2" officeooo:paragraph-rsid="00613bf2" style:font-size-asian="11pt" style:font-weight-asian="normal" style:font-size-complex="11pt" style:font-weight-complex="normal"/>
    </style:style>
    <style:style style:name="P49"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fo:color="#000000" style:font-name="Calibri" fo:font-size="11pt" fo:font-style="normal" style:text-underline-style="none" fo:font-weight="normal" officeooo:rsid="00152a1d" officeooo:paragraph-rsid="0052a76d" style:font-name-asian="TTE1C28908t00" style:font-size-asian="11pt" style:font-style-asian="normal" style:font-weight-asian="normal" style:font-name-complex="TTE1C28908t00" style:font-size-complex="11pt" style:font-style-complex="normal" style:font-weight-complex="normal"/>
    </style:style>
    <style:style style:name="P50" style:family="paragraph" style:parent-style-name="Heading_20_2">
      <style:paragraph-properties fo:margin-top="0cm" fo:margin-bottom="0cm" loext:contextual-spacing="false"/>
      <style:text-properties style:font-name="Calibri" fo:font-size="12pt" officeooo:rsid="0053bd66" officeooo:paragraph-rsid="0052a76d" style:font-size-asian="12pt" style:font-size-complex="12pt"/>
    </style:style>
    <style:style style:name="P51" style:family="paragraph" style:parent-style-name="Heading_20_2">
      <style:paragraph-properties fo:margin-top="0cm" fo:margin-bottom="0cm" loext:contextual-spacing="false" fo:text-align="justify" style:justify-single-word="false">
        <style:tab-stops>
          <style:tab-stop style:position="3.493cm"/>
        </style:tab-stops>
      </style:paragraph-properties>
      <style:text-properties style:font-name="Calibri" fo:font-size="12pt" officeooo:rsid="005369a2" officeooo:paragraph-rsid="005369a2" style:font-size-asian="12pt" style:font-size-complex="12pt"/>
    </style:style>
    <style:style style:name="P52" style:family="paragraph" style:parent-style-name="Heading_20_2">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rsid="005369a2" officeooo:paragraph-rsid="0059901d" style:font-name-asian="Calibri-Bold" style:font-size-asian="12pt" style:font-style-asian="normal" style:font-weight-asian="bold" style:font-name-complex="Calibri-Bold" style:font-size-complex="12pt" style:font-style-complex="normal" style:font-weight-complex="bold"/>
    </style:style>
    <style:style style:name="P53" style:family="paragraph" style:parent-style-name="Heading_20_2">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bold" officeooo:rsid="005369a2" officeooo:paragraph-rsid="005369a2" style:font-name-asian="Calibri-Bold" style:font-size-asian="11pt" style:font-style-asian="normal" style:font-weight-asian="bold" style:font-name-complex="Calibri-Bold" style:font-size-complex="11pt" style:font-style-complex="normal" style:font-weight-complex="bold"/>
    </style:style>
    <style:style style:name="P54" style:family="paragraph" style:parent-style-name="Heading_20_2">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bold" officeooo:rsid="005369a2" officeooo:paragraph-rsid="00636692" style:font-name-asian="Calibri-Bold" style:font-size-asian="11pt" style:font-style-asian="normal" style:font-weight-asian="bold" style:font-name-complex="Calibri-Bold" style:font-size-complex="11pt" style:font-style-complex="normal" style:font-weight-complex="bold"/>
    </style:style>
    <style:style style:name="T1" style:family="text">
      <style:text-properties officeooo:rsid="002ea94b"/>
    </style:style>
    <style:style style:name="T2" style:family="text">
      <style:text-properties officeooo:rsid="0053bd66"/>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normal" officeooo:rsid="0036c900" style:font-weight-asian="normal" style:font-weight-complex="normal"/>
    </style:style>
    <style:style style:name="T7" style:family="text">
      <style:text-properties style:text-underline-style="none" fo:font-weight="normal" officeooo:rsid="0052a76d" style:font-weight-asian="normal" style:font-weight-complex="normal"/>
    </style:style>
    <style:style style:name="T8" style:family="text">
      <style:text-properties style:text-underline-style="none" fo:font-weight="normal" officeooo:rsid="00593d31" style:font-weight-asian="normal" style:font-weight-complex="normal"/>
    </style:style>
    <style:style style:name="T9" style:family="text">
      <style:text-properties style:text-underline-style="none" fo:font-weight="normal" officeooo:rsid="00613bf2"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dcb36" style:font-weight-asian="bold" style:font-weight-complex="bold"/>
    </style:style>
    <style:style style:name="T12" style:family="text">
      <style:text-properties fo:font-weight="bold" officeooo:rsid="00613bf2" style:font-weight-asian="bold" style:font-weight-complex="bold"/>
    </style:style>
    <style:style style:name="T13" style:family="text">
      <style:text-properties officeooo:rsid="002dcb36"/>
    </style:style>
    <style:style style:name="T14" style:family="text">
      <style:text-properties officeooo:rsid="0036c900"/>
    </style:style>
    <style:style style:name="T15" style:family="text">
      <style:text-properties fo:font-weight="normal" officeooo:rsid="006e9fe6" style:font-weight-asian="normal" style:font-weight-complex="normal"/>
    </style:style>
    <style:style style:name="T16" style:family="text">
      <style:text-properties fo:font-weight="normal" officeooo:rsid="003d6ddc" style:font-weight-asian="normal" style:font-weight-complex="normal"/>
    </style:style>
    <style:style style:name="T17" style:family="text">
      <style:text-properties fo:font-weight="normal" officeooo:rsid="00593d31" style:font-weight-asian="normal" style:font-weight-complex="normal"/>
    </style:style>
    <style:style style:name="T18" style:family="text">
      <style:text-properties fo:font-weight="normal" officeooo:rsid="00613bf2" style:font-weight-asian="normal" style:font-weight-complex="normal"/>
    </style:style>
    <style:style style:name="T19" style:family="text">
      <style:text-properties style:font-name-asian="Calibri-Bold" style:font-name-complex="Calibri-Bold"/>
    </style:style>
    <style:style style:name="T20" style:family="text">
      <style:text-properties officeooo:rsid="003cf96e"/>
    </style:style>
    <style:style style:name="T21" style:family="text">
      <style:text-properties fo:font-style="normal" style:text-underline-style="solid" style:text-underline-width="auto" style:text-underline-color="font-color" officeooo:rsid="003b0674" style:font-name-asian="Calibri-Bold" style:font-style-asian="normal" style:font-name-complex="Calibri-Bold" style:font-style-complex="normal"/>
    </style:style>
    <style:style style:name="T22" style:family="text">
      <style:text-properties fo:font-style="normal" style:text-underline-style="solid" style:text-underline-width="auto" style:text-underline-color="font-color" officeooo:rsid="005155bd" style:font-name-asian="Calibri-Bold" style:font-style-asian="normal" style:font-name-complex="Calibri-Bold" style:font-style-complex="normal"/>
    </style:style>
    <style:style style:name="T23" style:family="text">
      <style:text-properties fo:font-style="normal" fo:font-weight="normal" officeooo:rsid="0052a76d" style:font-name-asian="Calibri-Bold" style:font-style-asian="normal" style:font-weight-asian="normal" style:font-name-complex="Calibri-Bold" style:font-style-complex="normal" style:font-weight-complex="normal"/>
    </style:style>
    <style:style style:name="T24" style:family="text">
      <style:text-properties fo:font-style="normal" fo:font-weight="normal" officeooo:rsid="00593d31" style:font-name-asian="Calibri-Bold" style:font-style-asian="normal" style:font-weight-asian="normal" style:font-name-complex="Calibri-Bold" style:font-style-complex="normal" style:font-weight-complex="normal"/>
    </style:style>
    <style:style style:name="T25" style:family="text">
      <style:text-properties fo:font-style="normal" fo:font-weight="normal" officeooo:rsid="0042d552" style:font-name-asian="Calibri-Bold" style:font-style-asian="normal" style:font-weight-asian="normal" style:font-name-complex="Calibri-Bold" style:font-style-complex="normal" style:font-weight-complex="normal"/>
    </style:style>
    <style:style style:name="T26" style:family="text">
      <style:text-properties fo:font-style="normal" fo:font-weight="normal" officeooo:rsid="00613bf2" style:font-name-asian="Calibri-Bold" style:font-style-asian="normal" style:font-weight-asian="normal" style:font-name-complex="Calibri-Bold" style:font-style-complex="normal" style:font-weight-complex="normal"/>
    </style:style>
    <style:style style:name="T27" style:family="text">
      <style:text-properties fo:color="#000000" style:text-position="0% 100%" fo:font-style="normal" style:text-underline-style="none" fo:font-weight="bold" officeooo:rsid="0053bd66" style:font-name-asian="Calibri-Bold" style:font-style-asian="normal" style:font-weight-asian="bold" style:font-name-complex="Calibri-Bold" style:font-style-complex="normal" style:font-weight-complex="bold"/>
    </style:style>
    <style:style style:name="T28" style:family="text">
      <style:text-properties fo:color="#000000" style:text-position="0% 100%" fo:font-style="normal" style:text-underline-style="none" fo:font-weight="bold" officeooo:rsid="0062b906" style:font-name-asian="Calibri-Bold" style:font-style-asian="normal" style:font-weight-asian="bold" style:font-name-complex="Calibri-Bold" style:font-style-complex="normal" style:font-weight-complex="bold"/>
    </style:style>
    <style:style style:name="T29" style:family="text">
      <style:text-properties fo:color="#000000" fo:font-style="normal" style:text-underline-style="none" fo:font-weight="bold" officeooo:rsid="0053bd66" style:font-name-asian="Calibri-Bold" style:font-style-asian="normal" style:font-weight-asian="bold" style:font-name-complex="Calibri-Bold" style:font-style-complex="normal" style:font-weight-complex="bold"/>
    </style:style>
    <style:style style:name="T30" style:family="text">
      <style:text-properties fo:color="#000000" fo:font-style="normal" style:text-underline-style="none" fo:font-weight="bold" officeooo:rsid="0062b906" style:font-name-asian="Calibri-Bold" style:font-style-asian="normal" style:font-weight-asian="bold" style:font-name-complex="Calibri-Bold" style:font-style-complex="normal" style:font-weight-complex="bold"/>
    </style:style>
    <style:style style:name="T31" style:family="text">
      <style:text-properties style:text-position="0% 100%"/>
    </style:style>
    <style:style style:name="T32" style:family="text">
      <style:text-properties style:text-position="0% 100%" officeooo:rsid="00613bf2"/>
    </style:style>
    <style:style style:name="T33" style:family="text">
      <style:text-properties style:text-position="0% 100%" officeooo:rsid="0062b906"/>
    </style:style>
    <style:style style:name="T34" style:family="text">
      <style:text-properties style:text-position="0% 100%" officeooo:rsid="00636692"/>
    </style:style>
    <style:style style:name="T35" style:family="text">
      <style:text-properties style:text-position="0% 100%" officeooo:rsid="0065f5d0"/>
    </style:style>
    <style:style style:name="T36" style:family="text">
      <style:text-properties fo:font-size="12pt" style:font-size-asian="12pt" style:font-size-complex="12pt"/>
    </style:style>
    <style:style style:name="T37" style:family="text">
      <style:text-properties fo:font-size="12pt" officeooo:rsid="0053bd66" style:font-size-asian="12pt" style:font-size-complex="12pt"/>
    </style:style>
    <style:style style:name="T38" style:family="text">
      <style:text-properties fo:font-size="12pt" officeooo:rsid="00636692" style:font-size-asian="12pt" style:font-size-complex="12pt"/>
    </style:style>
    <style:style style:name="T39" style:family="text">
      <style:text-properties fo:font-size="12pt" officeooo:rsid="005c6de2" style:font-size-asian="12pt" style:font-size-complex="12pt"/>
    </style:style>
    <style:style style:name="T40" style:family="text">
      <style:text-properties officeooo:rsid="005b37c8"/>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63c10b" style:font-style-asian="italic" style:font-weight-asian="bold" style:font-style-complex="italic" style:font-weight-complex="bold"/>
    </style:style>
    <style:style style:name="T43" style:family="text">
      <style:text-properties fo:font-style="italic" fo:font-weight="bold" officeooo:rsid="00647fc9" style:font-style-asian="italic" style:font-weight-asian="bold" style:font-style-complex="italic" style:font-weight-complex="bold"/>
    </style:style>
    <style:style style:name="T44" style:family="text">
      <style:text-properties officeooo:rsid="005c6de2"/>
    </style:style>
    <style:style style:name="T45" style:family="text">
      <style:text-properties officeooo:rsid="00613bf2"/>
    </style:style>
    <style:style style:name="T46" style:family="text">
      <style:text-properties fo:color="#800000" fo:font-weight="bold" officeooo:rsid="005b37c8" style:font-weight-asian="bold" style:font-weight-complex="bold"/>
    </style:style>
    <style:style style:name="T47" style:family="text">
      <style:text-properties officeooo:rsid="00635d39"/>
    </style:style>
    <style:style style:name="T48" style:family="text">
      <style:text-properties officeooo:rsid="00636692"/>
    </style:style>
    <style:style style:name="T49" style:family="text">
      <style:text-properties officeooo:rsid="0098b973"/>
    </style:style>
    <style:style style:name="T50" style:family="text">
      <style:text-properties officeooo:rsid="0063c10b"/>
    </style:style>
    <style:style style:name="T51" style:family="text">
      <style:text-properties officeooo:rsid="00647fc9"/>
    </style:style>
    <style:style style:name="T52" style:family="text">
      <style:text-properties officeooo:rsid="0067756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OMPTE-RENDU DU CONSEIL MUNICIPAL DE LA COMMUNE DE MONTREUIL-EN-TOURAINE</text:p>
      <text:p text:style-name="P2"><text:span text:style-name="T10">Séance du </text:span><text:span text:style-name="T12">27 septembre</text:span><text:span text:style-name="T11"> 2016</text:span><text:tab/><text:tab/>D<text:span text:style-name="T10">ate de la convocation</text:span> :<text:span text:style-name="T6"> </text:span><text:span text:style-name="T9">20 septembre</text:span><text:span text:style-name="T8"> </text:span><text:span text:style-name="T7">2016</text:span></text:p>
      <text:p text:style-name="P10"><text:span text:style-name="T10">Nombre de conseillers en exercice</text:span> : 1<text:span text:style-name="T14">3</text:span></text:p>
      <text:p text:style-name="P10"><text:span text:style-name="T10">Nombre de présents</text:span> : <text:span text:style-name="T45">10</text:span></text:p>
      <text:p text:style-name="P10"><text:span text:style-name="T10">Nombre d’exprimés</text:span> : <text:span text:style-name="T45">12</text:span></text:p>
      <text:p text:style-name="P17"/>
      <text:p text:style-name="P17">L’an deux mil <text:span text:style-name="T13">seize</text:span> le <text:span text:style-name="T45">27 septembre </text:span>à dix-neuf heures, le Conseil Municipal de cette commune, régulièrement convoqué, s’est réuni au nombre prescrit par la loi, dans le lieu habituel de ses séances, sous la présidence de Monsieur Jean-Luc Padiolleau, Maire.</text:p>
      <text:p text:style-name="P17"/>
      <text:p text:style-name="P11"><text:span text:style-name="T4">Présents : </text:span><text:tab/><text:span text:style-name="T15">Jean-Luc Padiolleau, </text:span><text:span text:style-name="T17">Patrick Bigot, Chantal Morlec, </text:span><text:span text:style-name="T15">Philippe </text:span><text:span text:style-name="T16">D</text:span><text:span text:style-name="T15">erogis, Isabelle Cambronne Bobin, Mireille Cicutti, Christian Galimant, </text:span><text:span text:style-name="T18">Jean-Emmanuel Massue, Mathieu Ménard, </text:span><text:span text:style-name="T15">Michelle Roquin</text:span></text:p>
      <text:p text:style-name="P18"/>
      <text:p text:style-name="P21"><text:span text:style-name="T21">Absent</text:span><text:span text:style-name="T22">s : </text:span><text:span text:style-name="T23">Isabelle Denis, </text:span><text:span text:style-name="T26">Jean Claude Adumeau (pouvoir Patrick Bigot), </text:span><text:span text:style-name="T25">Marie Bernier </text:span><text:span text:style-name="T24">(pouvoir Jean-Luc Padiolleau)</text:span></text:p>
      <text:p text:style-name="P20"/>
      <text:p text:style-name="P22"><text:span text:style-name="T5">Secrétaire de séance</text:span> : <text:span text:style-name="T45">Patrick Bigot</text:span></text:p>
      <text:p text:style-name="P3"/>
      <text:p text:style-name="P3">Ordre du jour :</text:p>
      <text:list xml:id="list8958428270741899565" text:style-name="L1">
        <text:list-item>
          <text:p text:style-name="P48">Situation sur le projet de la commune nouvelle</text:p>
        </text:list-item>
        <text:list-item>
          <text:p text:style-name="P48">Autorisation de travaux pour l'implantation d'une borne électrique</text:p>
        </text:list-item>
        <text:list-item>
          <text:p text:style-name="P48">Journées participatives citoyennes</text:p>
        </text:list-item>
        <text:list-item>
          <text:p text:style-name="P48">Information sur le très haut débit</text:p>
        </text:list-item>
        <text:list-item>
          <text:p text:style-name="P48">Mesure de vidéoprotection</text:p>
        </text:list-item>
        <text:list-item>
          <text:p text:style-name="P48">Vente d'anciens matériels techniques</text:p>
        </text:list-item>
        <text:list-item>
          <text:p text:style-name="P49">Questions diverses </text:p>
        </text:list-item>
      </text:list>
      <text:p text:style-name="P4"/>
      <text:p text:style-name="P4">Monsieur le Maire demande et obtient <text:s/>l'accord des conseillers municipaux pour <text:span text:style-name="T45">apporter les modifications suivantes</text:span> à l'ordre du jour : </text:p>
      <text:list xml:id="list26444102960487618" text:style-name="L4">
        <text:list-item>
          <text:p text:style-name="P37"><text:span text:style-name="T4">Suppression d'un point</text:span> : Autorisation de travaux pour l'implantation d'une borne électrique : la délibération a déjà été prise lors du conseil précédent.</text:p>
        </text:list-item>
        <text:list-item>
          <text:p text:style-name="P37"><text:span text:style-name="T4">Rajout d'un sujet</text:span> : Mode de calcul des temps de présence à la garderie</text:p>
        </text:list-item>
      </text:list>
      <text:p text:style-name="P4"/>
      <text:p text:style-name="P38"/>
      <text:h text:style-name="P50" text:outline-level="2">1. <text:span text:style-name="T45">Commune nouvelle</text:span></text:h>
      <text:p text:style-name="P44"><text:span text:style-name="T32">Monsieur le Maire explique à l'assemblée l'avancée des réflexions quant au projet de commune nouvelle. Il explique que celui-ci est prolongé et rien ne sera délibéré avant décembre signifiant par conséquent la perte des bénéfices financiers.</text:span></text:p>
      <text:p text:style-name="P45"><text:span text:style-name="T31">Actuellement il s'agit d'organiser les commissions thématiques. </text:span><text:span text:style-name="T34">D</text:span><text:span text:style-name="T31">es documents d'information et bulletins d'inscription sont en cours de distributions auprès des habitants sur les 2 communes. </text:span><text:span text:style-name="T33">Chacun, élus et habitants, est invité à s'inscrire, pour le 15 octobre, en numérotant les commissions par ordre de préférence. Les élus Montreuillois feront le point du retour des bulletins d'inscription le 20 octobre à 19 heures. La composition des commissions sera décidée lors d'une réunion regroupant les 2 communes.</text:span></text:p>
      <text:p text:style-name="P45"><text:span text:style-name="T31">La dernière réunion avec les élus de Saint-Ouen s'est bien passée mais la municipalité de Montreuil-en-Touraine reste toujours décidée à se retirer si</text:span><text:span text:style-name="T35"> la situation se bloque.</text:span></text:p>
      <text:p text:style-name="P13"/>
      <text:p text:style-name="P12"><text:span text:style-name="T27">2. </text:span><text:span text:style-name="T28">Journées participatives citoyennes</text:span></text:p>
      <text:p text:style-name="P29">Le thème a été abordé lors de la dernière réunion d'adjoints. Il s'agit d'organiser une matinée ou journée autour de travaux sans technicité avec la participation des Montreuillois. Il convient de réfléchir aux travaux envisagés, peut-être de solliciter l'avis des habitants sur ce qu'ils souhaitent voir entrepris. Cette action se conclura par un casse-croûte/pique nique. La date du 20 mai 2017 est proposée. L'information sera diffusée dans les brèves du début d'année.</text:p>
      <text:p text:style-name="P5"><text:soft-page-break/></text:p>
      <text:h text:style-name="P51" text:outline-level="2"><text:span text:style-name="T29">3. </text:span><text:span text:style-name="T30">Information sur le très haut débit</text:span></text:h>
      <text:p text:style-name="P29">Montreuil se situe en zone blanche et les habitants se plaignent du manque de débit <text:span text:style-name="T47">de</text:span> leur connexion internet. Monsieur le Maire a participé à une réunion présentant les projet<text:span text:style-name="T47">s</text:span> d'extension de réseaux et annonce que la couverture sur la commune est jugée suffisante par les instances départementale et intercommunale. Il convient dès lors de trouver une solution alternative afin de répondre aux besoins des habitants.</text:p>
      <text:p text:style-name="P30">Après différentes démarches, Monsieur le Maire explique à l'assemblée qu'il pourrait être possible de bénéficier d'un équipement par liaison boucle locale radio. Monsieur Padiolleau a rencontré Monsieur Henri de la société R-LAN qui installe ces équipements. Ce dispositif d'émission d'ondes reste, néanmoins, tributaire du relief et les habitations en contrebas n'accéderont pas au très haut débit sauf si des antennes relais sont installées pour un coût supplémentaire</text:p>
      <text:p text:style-name="P30">R-LAN installerait une antenne sur le château d'eau situé sur la commune, le coût de l'équipement s'élève à 15 000€ mais la municipalité serait affranchie de cette dépense en contrepartie du règlement de <text:span text:style-name="T48">son </text:span>abonnement mensuel. La société doit avant tout solliciter l'autorisation à la CCVA (qui a compétence) et à Véolia.</text:p>
      <text:p text:style-name="P30">Les Montreuillois devront, après installation d'une antenne, s'abonner à un opérateur dédié : les coûts se repartiraient de la façon suivante :</text:p>
      <text:p text:style-name="P30">installation : 150€</text:p>
      <text:p text:style-name="P30">abonnement : 40€ internet téléphonie + 10€ pour la télévision</text:p>
      <text:p text:style-name="P30">Cependant <text:s/>l'installation permettra de bénéficier de 2 mois gratuits.</text:p>
      <text:p text:style-name="P30"/>
      <text:p text:style-name="P31">Pendant la manifestation « opération libre » du week end du 8/9 octobre, la société R-LAN assurera le très haut débit, un stand sera peut-être présent, à défaut des plaquettes d'information seront mises à disposition.</text:p>
      <text:p text:style-name="P6"/>
      <text:h text:style-name="P52" text:outline-level="2"><text:span text:style-name="T2">4. </text:span><text:span text:style-name="T34">Mesures de vidéoprotection</text:span></text:h>
      <text:p text:style-name="P7">Monsieur Padiolleau Maire, <text:span text:style-name="T48">déplore les actes de vandalisme plus particulièrement en période de vacances scolaires. L'ALSH a été visité à plusieurs reprises, l'oeil de bœuf brisé, le vestiaire foot fracturé, ainsi que le château. Ces dégâts coûtent cher à la municipalité et par répercussion aux habitants. Les dépenses investies dans les réparations ne peuvent pas être employées à développer des services à la population. Ainsi la municipalité s'est dotée d'un système de surveillance par caméra qui sera complété par un disque externe permettant l'enregistrement des vidéos sur du long terme. Ces informations pourront être exploitées par la gendarmerie. En complément il est envisagé de mettre en place un dispositif « participation citoyenne » en lien avec la gendarmerie d'Amboise.</text:span></text:p>
      <text:p text:style-name="P33"/>
      <text:h text:style-name="P53" text:outline-level="2"><text:span text:style-name="T37">5.</text:span><text:span text:style-name="T38">Ventes d'anciens matériels techniques</text:span></text:h>
      <text:p text:style-name="P35">Les services techniques conservent dans l'atelier municipal un taille-haie <text:span text:style-name="T49">de la marque Husqvarna modèle 325 HDA 55X</text:span> et une tondeuse <text:span text:style-name="T49">de la marque Kubota modèle 521C </text:span>hors d'usage. Monsieur Fougeray, agent municipal, propose de les acheter au prix de 100€.</text:p>
      <text:p text:style-name="P35"/>
      <text:p text:style-name="P34">Le conseil municipal, à l<text:span text:style-name="T48">'unanimité</text:span>, accepte la proposition et décide de vendre le matériel décrit au prix de <text:span text:style-name="T48">100€.</text:span></text:p>
      <text:p text:style-name="P34"/>
      <text:h text:style-name="P54" text:outline-level="2"><text:span text:style-name="T38">6</text:span><text:span text:style-name="T37">.</text:span><text:span text:style-name="T38">Tarifs de la garderie</text:span></text:h>
      <text:p text:style-name="P32">Monsieur le Maire a reçu samedi 24 septembre des parents mécontents de l'augmentation des tarifs de la garderie. Après négociation, Il a été convenu que la première et la dernière heure de garderie ne seraient facturées que 0,50€ quelle que soit l'heure d'arrivée des enfants. Pour les fratries dont l'un est scolarisé sur Neuillé le Lierre la gratuité s'applique le temps du trajet du car comme pratiquée actuellement.</text:p>
      <text:p text:style-name="P32">Une étude menée par Mme Morlec, adjointe aux affaires scolaires, montre que la commune applique des tarifs qui se situent dans la moyenne des tarifs relevés.</text:p>
      <text:p text:style-name="P32">Monsieur Bigot, 1<text:span text:style-name="T3">er</text:span> adjoint, soulève la question du coût réel investi par la municipalité.</text:p>
      <text:p text:style-name="P32">La décision de Monsieur le Maire est approuvée à la majorité moins 1 abstention.</text:p>
      <text:p text:style-name="P32"/>
      <text:p text:style-name="P32"/>
      <text:p text:style-name="P32"/>
      <text:p text:style-name="P19"><text:soft-page-break/><text:span text:style-name="T39">6.</text:span><text:span text:style-name="T44"> </text:span><text:span text:style-name="T36">Questions diverses</text:span></text:p>
      <text:list xml:id="list6180849423239589643" text:style-name="L3">
        <text:list-item>
          <text:p text:style-name="P39"><text:span text:style-name="T42">Travaux du centre bourg</text:span> : <text:span text:style-name="T50">Le gros œuvre devrait être achevé en début de semaine prochaine. Monsieur le Maire a pris un arrêté temporaire d'interdiction de circulation au plus de 3,5 tonnes par la déviation qui a été mise en place par l'entreprise Vernat de manière tout à fait informelle.</text:span></text:p>
          <text:p text:style-name="P41">Faire un bila<text:span text:style-name="T52">n</text:span> de l'état du chemin de la Guêtrie.</text:p>
        </text:list-item>
        <text:list-item>
          <text:p text:style-name="P39"><text:span text:style-name="T42">Sécurité routière </text:span><text:span text:style-name="T40">: Monsieur Massue fait remarquer que les véhicules roulent anormalement vite sur la RD 55. Or il souligne qu'au niveau de la rue Antoinette de Maignelais, en raison du lotissement, des enfants sont amenés à emprunter cette portion de route fréquemment. Monsieur Massue propose, donc, que les réhausseurs auparavant installés rue du Bourg soit déplacés au niveau du lotissement. </text:span></text:p>
        </text:list-item>
        <text:list-item>
          <text:p text:style-name="P40"><text:span text:style-name="T43">Parking au stade de foot</text:span><text:span text:style-name="T41"> </text:span>: <text:span text:style-name="T51">Actuellement insuffisant, il s'avère nécessaire de prévoir une extension.</text:span></text:p>
        </text:list-item>
      </text:list>
      <text:p text:style-name="P42"><text:span text:style-name="T19"/></text:p>
      <text:p text:style-name="P43"><text:span text:style-name="T19">Prochain conseil municipal fixé au 8 novembre à 19 heures</text:span></text:p>
      <text:p text:style-name="P9"/>
      <text:p text:style-name="P9">La séance est levée à 21 heures.</text:p>
      <text:p text:style-name="P8"/>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23">Jean-Luc Padiolleau – Maire</text:p>
            <text:p text:style-name="P23"/>
            <text:p text:style-name="P23"/>
          </table:table-cell>
          <table:table-cell table:style-name="Tableau1.A1" office:value-type="string">
            <text:p text:style-name="P23">Patrick Bigot – 1<text:span text:style-name="T3">er</text:span> Adjoint</text:p>
          </table:table-cell>
          <table:table-cell table:style-name="Tableau1.C1" office:value-type="string">
            <text:p text:style-name="P23">Chantal Morlec – 2ème Adjoint – </text:p>
            <text:p text:style-name="P23"/>
            <text:p text:style-name="P23"/>
          </table:table-cell>
        </table:table-row>
        <table:table-row table:style-name="Tableau1.1">
          <table:table-cell table:style-name="Tableau1.A2" office:value-type="string">
            <text:p text:style-name="P24">Jean-Claude Adumeau – 3ème Adjoint </text:p>
            <text:p text:style-name="P47">pouvoir Patrick Bigot</text:p>
          </table:table-cell>
          <table:table-cell table:style-name="Tableau1.B2" office:value-type="string">
            <text:p text:style-name="P23">Philippe Derogis – 4ème Adjoint</text:p>
          </table:table-cell>
          <table:table-cell table:style-name="Tableau1.C2" office:value-type="string">
            <text:p text:style-name="P28">Marie Bernier - <text:span text:style-name="T51">pouvoir Jean-Luc Padiolleau</text:span></text:p>
            <text:p text:style-name="P25"/>
            <text:p text:style-name="P25"/>
          </table:table-cell>
        </table:table-row>
        <table:table-row table:style-name="Tableau1.1">
          <table:table-cell table:style-name="Tableau1.B2" office:value-type="string">
            <text:p text:style-name="P25">Isabelle Cambronne-Bobin</text:p>
            <text:p text:style-name="P25"/>
            <text:p text:style-name="P25"/>
          </table:table-cell>
          <table:table-cell table:style-name="Tableau1.B3" office:value-type="string">
            <text:p text:style-name="P25">Mireille Cicutti</text:p>
          </table:table-cell>
          <table:table-cell table:style-name="Tableau1.C2" office:value-type="string">
            <text:p text:style-name="P25">Isabelle Denis</text:p>
            <text:p text:style-name="P25"/>
          </table:table-cell>
        </table:table-row>
        <table:table-row table:style-name="Tableau1.1">
          <table:table-cell table:style-name="Tableau1.A4" office:value-type="string">
            <text:p text:style-name="P25">Christian Galimant</text:p>
            <text:p text:style-name="P25"/>
          </table:table-cell>
          <table:table-cell table:style-name="Tableau1.B2" office:value-type="string">
            <text:p text:style-name="P26"><text:span text:style-name="T20">J</text:span>ean-Emmanuel Massue</text:p>
            <text:p text:style-name="P25"/>
            <text:p text:style-name="P25"/>
          </table:table-cell>
          <table:table-cell table:style-name="Tableau1.C4" office:value-type="string">
            <text:p text:style-name="P15">Mathieu Ménard</text:p>
          </table:table-cell>
        </table:table-row>
        <table:table-row table:style-name="Tableau1.1">
          <table:table-cell table:style-name="Tableau1.A5" office:value-type="string">
            <text:p text:style-name="P15">Michelle Roquin</text:p>
            <text:p text:style-name="P16"/>
            <text:p text:style-name="P27"/>
            <text:p text:style-name="P27"/>
          </table:table-cell>
          <table:table-cell table:style-name="Tableau1.B5" office:value-type="string">
            <text:p text:style-name="P14"/>
          </table:table-cell>
          <table:table-cell table:style-name="Tableau1.C5" office:value-type="string">
            <text:p text:style-name="P14"/>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officeooo:rsid="00647fc9"/>
    </style:style>
    <style:style style:name="MT2" style:family="text">
      <style:text-properties officeooo:rsid="002ea94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27 septembre </text:span>201<text:span text:style-name="MT2">6</text:span><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6-10-01T11:36:15.047000000</dc:date>
    <meta:editing-duration>P7DT10H37M10S</meta:editing-duration>
    <meta:editing-cycles>382</meta:editing-cycles>
    <meta:generator>LibreOffice/5.0.0.5$Windows_x86 LibreOffice_project/1b1a90865e348b492231e1c451437d7a15bb262b</meta:generator>
    <meta:print-date>2016-10-01T11:14:16.507000000</meta:print-date>
    <meta:document-statistic meta:table-count="1" meta:image-count="0" meta:object-count="0" meta:page-count="3" meta:paragraph-count="67" meta:word-count="1237" meta:character-count="8016" meta:non-whitespace-character-count="6844"/>
    <meta:user-defined meta:name="Info 1"/>
    <meta:user-defined meta:name="Info 2"/>
    <meta:user-defined meta:name="Info 3"/>
    <meta:user-defined meta:name="Info 4"/>
  </office:meta>
</office:document-meta>
</file>